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asic idea is Pokemon, but you don't get to control your units, and you can have more than 1v1. (Have up to 6 of your units in-battle at the same time, and have up to 4 different teams.)</text:p>
      <text:p text:style-name="Standard"/>
      <text:p text:style-name="Standard">The background is that it is set in a time where some kind of cyber-unit is stored in watches (or similar handheld devices), and these can be used to battle! <text:s/>Hooray! <text:s/>Your watch can only hold so much ram, and this is what determines how many units you can have at once. Different units use different amounts of ram, and as they level up the amount of ram they need increases. <text:s/>If you don't have enough ram, then your units will be temporarily delevelled so that they fit in the ram.</text:p>
      <text:p text:style-name="Standard"/>
      <text:p text:style-name="Standard">There should be a way for the player to interact with his units, to throw an item at them. <text:s/>There should be some way to restrict this so they aren't abused too much – such as having an item be infinite use, but each use of it requires preallocation in RAM. <text:s/>(Probably should have some separate RAM that can't be used for units, and only for items.)</text:p>
      <text:p text:style-name="Standard"/>
      <text:p text:style-name="Standard">As your character levels up, give him more ram.</text:p>
      <text:p text:style-name="Standard"/>
      <text:p text:style-name="Standard">There should also be a way to copy enemy units – in order to get them yourself.</text:p>
      <text:p text:style-name="Standard"/>
      <text:p text:style-name="P1">AI</text:p>
      <text:p text:style-name="P5">Each unit will be designated a different role based on its stats. <text:s/>This role will determine what the unit will try to do in combat. <text:s/>Roles are: Brute, Striker, Controller, Leader, Assist.</text:p>
      <text:p text:style-name="P5"/>
      <text:p text:style-name="P2"><text:span text:style-name="T5">Brute</text:span><text:span text:style-name="T3">: Based around absorbing damage. <text:s/>Teams should have either one or two of these. <text:s/>They will basically charge the enemy, and then sit there absorbing damage. <text:s/>If they have the abilities for it, then they will look around and see if any teammates are taking more attacks than they should, and they will try to interfere. <text:s/></text:span></text:p>
      <text:p text:style-name="P6">Heavy Armour, Heavy Weapons.</text:p>
      <text:p text:style-name="P2"><text:span text:style-name="T1">Example abilities</text:span><text:span text:style-name="T3">: <text:s/>Self-heal, Taunt (Force enemy to attack self for X time), Charge (Runs towards and stuns enemy for a short time)</text:span></text:p>
      <text:p text:style-name="P6"/>
      <text:p text:style-name="P2"><text:span text:style-name="T5">Striker</text:span><text:span text:style-name="T3">: Based around dealing damage. <text:s/>Will stay in combat for one on one fights, but if the enemy gangs up (2-on-1 or more), they will run away. <text:s/>Can be melee or ranged. Will try to gang up on a target with either other strikers, or with the tank.</text:span></text:p>
      <text:p text:style-name="P6">Light Armour, Accurate Weapons.</text:p>
      <text:p text:style-name="P2"><text:span text:style-name="T1">Example abilities</text:span><text:span text:style-name="T3">: Stun, Power attack (Charge up attack, then hit for massive damage. <text:s/>If they are attacked, it interrupts), teleport, etc.</text:span></text:p>
      <text:p text:style-name="P6"/>
      <text:p text:style-name="P4"><text:span text:style-name="T1">Controller</text:span><text:span text:style-name="T4">: Debuffs, damage over time, usually at a range. <text:s/>They can handle a single weaker enemy, but will run from most threats. They are geared towards AoE attacks. <text:s/>They basically ignore their party and attack whatever will let them deal the most damage. <text:s/>Some debuffs will be based around helping the party – Cripple targets that are attacking party members, etc.</text:span></text:p>
      <text:p text:style-name="P7">Ranged weapons, Light or No Armour</text:p>
      <text:p text:style-name="P4"><text:span text:style-name="T6">Example abilities</text:span><text:span text:style-name="T4">: Sleep, Immolation, Slow, etc</text:span></text:p>
      <text:p text:style-name="P7"/>
      <text:p text:style-name="P4"><text:span text:style-name="T1">Leader</text:span><text:span text:style-name="T4">: Buffs, healing, some support. <text:s/>Perhaps most important member of the team. <text:s/>They avoid combat, and try to help out the team in whatever way possible. <text:s/>They will always try to stay close to the member on the team who is taking the most attacks.</text:span></text:p>
      <text:p text:style-name="P7">Light or No Weapon, No Armour.</text:p>
      <text:p text:style-name="P4"><text:span text:style-name="T6">Example abilities</text:span><text:span text:style-name="T4">: Bless, Heal, Weapon damage up, etc.</text:span></text:p>
      <text:p text:style-name="P7"/>
      <text:p text:style-name="P4"><text:span text:style-name="T1">Assist</text:span><text:span text:style-name="T4">: Basically, someone who fits into more than one of the categories. <text:s/>They can fit into multiple roles, and if the party is lacking in some specific role, they will try to pick that role up.</text:span></text:p>
      <text:p text:style-name="Standard"><text:soft-page-break/></text:p>
      <text:p text:style-name="P3">Running Away<text:span text:style-name="T2">: When a unit needs to run away, it will put itself into "run away" mode, and will move in a circle around its objective(s). <text:s/>If neither direction is adequate, then it will get closer if it can, or farther away if it can. <text:s/>After a little while (or if it gets a command) it will stop running away.</text:span></text:p>
      <text:p text:style-name="P8"/>
      <text:p text:style-name="P3">Communicating: <text:span text:style-name="T2">Each unit will have a "say" function, which will basically project two messages. <text:s/>One to the HUD in the form of a one-word command. Ex: "Stay", "Attack", "Catch" (in the case of throwing an item to them.) <text:s/>The other will go to a bulliten board. <text:s/>Each round, a unit will wipe the bulliten board of all of its commands – that way all units have had a chance to "hear" them. <text:s/>Commands can over-wright default behaviours, but only temporarily.</text:span></text:p>
      <text:p text:style-name="P8"/>
      <text:p text:style-name="P8">One unit will be designated the "Leader" of the group. <text:s/>It will get priority in commands, and will do the heavy thinking.</text:p>
      <text:p text:style-name="P8"/>
      <text:p text:style-name="P9">"Goals"</text:p>
      <text:p text:style-name="P9"><text:span text:style-name="T1">Attack – Find and attack a target. <text:s/>Usually the closest one unless someone says otherwise.</text:span></text:p>
      <text:p text:style-name="P9"><text:span text:style-name="T1">Protect – Piss off everyone who is attacking the unit who issued this order.</text:span></text:p>
      <text:p text:style-name="P9"><text:span text:style-name="T1">Distract – Piss off this single target.</text:span></text:p>
      <text:p text:style-name="P9"><text:span text:style-name="T1">Assist – Follow allies, buffing and healing them as necessary</text:span></text:p>
      <text:p text:style-name="P8"/>
      <text:p text:style-name="P9">Abilities</text:p>
      <text:p text:style-name="P6">Abilities should be given two descriptor words, such as ["Movement", "Damage"], and a range. <text:s/>Repeats are allowed. <text:s/>These descriptors tell the AI how/when to use them. <text:s/>Example: <text:s/>Joe the tank sees his healer being abused. <text:s/>He looks through his ability list for a "Distraction" ability, then tries to use it to save his healer.</text:p>
      <text:p text:style-name="P6"/>
      <text:p text:style-name="P9">Mechanisms</text:p>
      <text:p text:style-name="P6">Units each have their own inventory grid. <text:s/>The size of each units grid is determined by the amount of memory that unit is given. <text:s/>Example, the player has a max inventory size of 50. <text:s/>On a five member team, each unit could be assigned 10 inventory spaces, or one could get 30, one 20, and the rest none. <text:s/></text:p>
      <text:p text:style-name="P6"/>
      <text:p text:style-name="P6">Inventory spaces are used up by things like special weapons, "tomes" that give extra abilities, special armour, potions, ranged weapon ammo, etc. <text:s/>Regular weapons / armour don't need an inventory slot. <text:s/>Obviously all of these things should be given special names.</text:p>
      <text:p text:style-name="P6"/>
      <text:p text:style-name="P9">Debuffs</text:p>
      <text:p text:style-name="P9"><text:span text:style-name="T1">Enraged: Will only attack one specific target. <text:s/>Will ignore any commands or rationale.</text:span></text:p>
      <text:p text:style-name="P9"><text:span text:style-name="T1">Stunned: <text:s/>Will not do anything – only stand there.</text:span></text:p>
      <text:p text:style-name="P9"><text:span text:style-name="T1">Damage over time: Obvious</text:span></text:p>
      <text:p text:style-name="P9"><text:span text:style-name="T1"/></text:p>
      <text:p text:style-name="P9"><text:span text:style-name="T1">Buffs will change a stat for their duration.</text:span></text:p>
      <text:p text:style-name="P9"><text:span text:style-name="T1"/></text:p>
      <text:p text:style-name="P8"/>
      <text:p text:style-name="Standard">Classes:</text:p>
      <text:p text:style-name="Standard">Player</text:p>
      <text:p text:style-name="Standard">Unit (Subclasses for each AI type)</text:p>
      <text:p text:style-name="Standard"/>
      <text:p text:style-name="Standard">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42H57M10S</meta:editing-duration>
    <meta:editing-cycles>32</meta:editing-cycles>
    <meta:generator>OpenOffice.org/3.1$Win32 OpenOffice.org_project/310m19$Build-9420</meta:generator>
    <dc:date>2010-03-04T13:54:49.23</dc:date>
    <meta:document-statistic meta:table-count="0" meta:image-count="0" meta:object-count="0" meta:page-count="2" meta:paragraph-count="42" meta:word-count="987" meta:character-count="5551"/>
    <meta:user-defined meta:name="Info 1"/>
    <meta:user-defined meta:name="Info 2"/>
    <meta:user-defined meta:name="Info 3"/>
    <meta:user-defined meta:name="Info 4"/>
  </office:meta>
</office:document-meta>
</file>